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2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83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0.4457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1.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Main file structur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x. bytes / REL file:</text:p>
          </table:table-cell>
          <table:table-cell office:value-type="float" office:value="167132" calcext:value-type="float">
            <text:p>167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. records / REL file:</text:p>
          </table:table-cell>
          <table:table-cell office:value-type="float" office:value="65535" calcext:value-type="float">
            <text:p>655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 bytes / record:</text:p>
          </table:table-cell>
          <table:table-cell office:value-type="float" office:value="254" calcext:value-type="float">
            <text:p>254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 calcext:value-type="string">
            <text:p>Free time bytes with minute precisio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endar entry:</text:p>
          </table:table-cell>
          <table:table-cell table:number-columns-repeated="5"/>
          <table:table-cell office:value-type="string" calcext:value-type="string">
            <text:p>High byte</text:p>
          </table:table-cell>
          <table:table-cell office:value-type="string" calcext:value-type="string">
            <text:p>Low byte</text:p>
          </table:table-cell>
          <table:table-cell/>
        </table:table-row>
        <table:table-row table:style-name="ro1">
          <table:table-cell office:value-type="string" calcext:value-type="string">
            <text:p>Bytes / title: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ours / day: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 / time: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inutes / hour: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 / all-day flag: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Fits in time bytes.</text:p>
          </table:table-cell>
          <table:table-cell/>
          <table:table-cell office:value-type="string" calcext:value-type="string">
            <text:p>Minutes / day:</text:p>
          </table:table-cell>
          <table:table-cell table:formula="of:=[.F8]*[.F9]" office:value-type="float" office:value="1440" calcext:value-type="float">
            <text:p>1440</text:p>
          </table:table-cell>
          <table:table-cell table:formula="of:=INT(1440/256)" office:value-type="float" office:value="5" calcext:value-type="float">
            <text:p>5</text:p>
          </table:table-cell>
          <table:table-cell table:formula="of:=[.F10]-[.G10]*256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Bytes / repeats-all-…: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Stored in special file(-s).</text:p>
          </table:table-cell>
          <table:table-cell table:number-columns-repeated="3"/>
          <table:table-cell table:style-name="ce4" table:formula="of:=DEC2BIN([.G10];8)" office:value-type="string" office:string-value="00000101" calcext:value-type="string">
            <text:p>00000101</text:p>
          </table:table-cell>
          <table:table-cell table:style-name="ce4" table:formula="of:=DEC2BIN([.H10];8)" office:value-type="string" office:string-value="10100000" calcext:value-type="string">
            <text:p>10100000</text:p>
          </table:table-cell>
          <table:table-cell table:style-name="ce5" office:value-type="string" calcext:value-type="string">
            <text:p>'=&gt; 5 bits free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ytes / calendar entry:</text:p>
          </table:table-cell>
          <table:table-cell table:formula="of:=SUM([.B8:.B11])" office:value-type="float" office:value="18" calcext:value-type="float">
            <text:p>18</text:p>
          </table:table-cell>
          <table:table-cell table:style-name="ce3" office:value-type="string" calcext:value-type="string">
            <text:p>Without field delimiters (they shouldn’t be necessary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endar entries / day: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tes / day:</text:p>
          </table:table-cell>
          <table:table-cell table:formula="of:=[.B14]*[.B13]" office:value-type="float" office:value="144" calcext:value-type="float">
            <text:p>1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ys / month:</text:p>
          </table:table-cell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ytes / month (file):</text:p>
          </table:table-cell>
          <table:table-cell table:formula="of:=[.B15]*[.B16]" office:value-type="float" office:value="4464" calcext:value-type="float">
            <text:p>44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. month files / disk:</text:p>
          </table:table-cell>
          <table:table-cell table:formula="of:=[.B3]/[.B17]" office:value-type="float" office:value="37.4399641577061" calcext:value-type="float">
            <text:p>37.4399641577061</text:p>
          </table:table-cell>
          <table:table-cell table:style-name="ce3" office:value-type="string" calcext:value-type="string">
            <text:p>Without keeping config., "repeat" and other files in mi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years / disk:</text:p>
          </table:table-cell>
          <table:table-cell table:formula="of:=[.B18]/12" office:value-type="float" office:value="3.11999701314217" calcext:value-type="float">
            <text:p>3.11999701314217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'=&gt; Implementation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'- 1 file per month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- 31 (day) records per (month) file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- 144 bytes per record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'- 18 bytes per (calendar entry) field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0:06:00.101380910</meta:creation-date>
    <dc:date>2024-03-24T20:48:28.855722220</dc:date>
    <meta:editing-duration>PT42M19S</meta:editing-duration>
    <meta:editing-cycles>21</meta:editing-cycles>
    <meta:generator>LibreOffice/7.4.7.2$Linux_X86_64 LibreOffice_project/40$Build-2</meta:generator>
    <meta:document-statistic meta:table-count="1" meta:cell-count="53" meta:object-count="0"/>
  </office:meta>
</office:document-meta>
</file>